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1cm" draw:marker-start-width="0.215cm" draw:marker-end-width="0.215cm" draw:fill="solid" draw:textarea-vertical-align="middle" fo:padding-top="0.13cm" fo:padding-bottom="0.13cm" fo:padding-left="0.255cm" fo:padding-right="0.255cm"/>
    </style:style>
    <style:style style:name="gr2" style:family="graphic" style:parent-style-name="standard">
      <style:graphic-properties draw:textarea-horizontal-align="justify" draw:textarea-vertical-align="middle" draw:auto-grow-height="false" fo:min-height="0.172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.173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.172cm" fo:min-width="0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173cm" fo:min-width="0cm"/>
      <style:paragraph-properties style:writing-mode="lr-tb"/>
    </style:style>
    <style:style style:name="gr6" style:family="graphic" style:parent-style-name="standard">
      <style:graphic-properties svg:stroke-width="0.1cm" draw:marker-start="Arrow" draw:marker-start-width="0.45cm" draw:marker-end="Arrow" draw:marker-end-width="0.45cm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false" fo:min-height="0.936cm" fo:min-width="0.689cm" fo:padding-top="0.225cm" fo:padding-bottom="0.225cm" fo:padding-left="0.35cm" fo:padding-right="0.35cm"/>
      <style:paragraph-properties style:writing-mode="lr-tb"/>
    </style:style>
    <style:style style:name="gr8" style:family="graphic" style:parent-style-name="standard">
      <style:graphic-properties draw:stroke="none" svg:stroke-width="0.2cm" svg:stroke-color="#000000" draw:fill="none" draw:fill-color="#ffffff" fo:min-height="2.134cm" fo:padding-top="0.225cm" fo:padding-bottom="0.225cm" fo:padding-left="0.35cm" fo:padding-right="0.35cm"/>
      <style:paragraph-properties style:writing-mode="lr-tb"/>
    </style:style>
    <style:style style:name="gr9" style:family="graphic" style:parent-style-name="standard">
      <style:graphic-properties draw:stroke="none" svg:stroke-width="0.2cm" svg:stroke-color="#000000" draw:fill="none" draw:fill-color="#ffffff" fo:min-height="0cm" fo:padding-top="0.225cm" fo:padding-bottom="0.225cm" fo:padding-left="0.35cm" fo:padding-right="0.35cm"/>
      <style:paragraph-properties style:writing-mode="lr-tb"/>
    </style:style>
    <style:style style:name="P1" style:family="paragraph">
      <loext:graphic-properties draw:fill="solid"/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7.857cm" svg:y1="2.645cm" svg:x2="7.857cm" svg:y2="8.609cm">
          <text:p/>
        </draw:line>
        <draw:line draw:style-name="gr1" draw:text-style-name="P1" draw:layer="layout" svg:x1="1.863cm" svg:y1="2.645cm" svg:x2="1.863cm" svg:y2="8.609cm">
          <text:p/>
        </draw:line>
        <draw:line draw:style-name="gr1" draw:text-style-name="P1" draw:layer="layout" svg:x1="3.062cm" svg:y1="2.645cm" svg:x2="3.062cm" svg:y2="8.609cm">
          <text:p/>
        </draw:line>
        <draw:line draw:style-name="gr1" draw:text-style-name="P1" draw:layer="layout" svg:x1="4.26cm" svg:y1="2.645cm" svg:x2="4.26cm" svg:y2="8.609cm">
          <text:p/>
        </draw:line>
        <draw:line draw:style-name="gr1" draw:text-style-name="P1" draw:layer="layout" svg:x1="5.459cm" svg:y1="2.645cm" svg:x2="5.459cm" svg:y2="8.609cm">
          <text:p/>
        </draw:line>
        <draw:line draw:style-name="gr1" draw:text-style-name="P1" draw:layer="layout" svg:x1="6.658cm" svg:y1="2.645cm" svg:x2="6.658cm" svg:y2="8.609cm">
          <text:p/>
        </draw:line>
        <draw:line draw:style-name="gr1" draw:text-style-name="P1" draw:layer="layout" svg:x1="0.664cm" svg:y1="8.609cm" svg:x2="7.857cm" svg:y2="8.609cm">
          <text:p/>
        </draw:line>
        <draw:line draw:style-name="gr1" draw:text-style-name="P1" draw:layer="layout" svg:x1="0.664cm" svg:y1="7.416cm" svg:x2="7.857cm" svg:y2="7.416cm">
          <text:p/>
        </draw:line>
        <draw:line draw:style-name="gr1" draw:text-style-name="P1" draw:layer="layout" svg:x1="0.664cm" svg:y1="6.224cm" svg:x2="7.857cm" svg:y2="6.224cm">
          <text:p/>
        </draw:line>
        <draw:line draw:style-name="gr1" draw:text-style-name="P1" draw:layer="layout" svg:x1="0.664cm" svg:y1="5.031cm" svg:x2="7.857cm" svg:y2="5.031cm">
          <text:p/>
        </draw:line>
        <draw:line draw:style-name="gr1" draw:text-style-name="P1" draw:layer="layout" svg:x1="0.664cm" svg:y1="3.838cm" svg:x2="7.857cm" svg:y2="3.838cm">
          <text:p/>
        </draw:line>
        <draw:line draw:style-name="gr1" draw:text-style-name="P1" draw:layer="layout" svg:x1="0.664cm" svg:y1="2.645cm" svg:x2="7.857cm" svg:y2="2.645cm">
          <text:p/>
        </draw:line>
        <draw:line draw:style-name="gr1" draw:text-style-name="P1" draw:layer="layout" svg:x1="0.664cm" svg:y1="0.852cm" svg:x2="7.857cm" svg:y2="0.852cm">
          <text:p/>
        </draw:line>
        <draw:line draw:style-name="gr1" draw:text-style-name="P1" draw:layer="layout" svg:x1="0.664cm" svg:y1="2.645cm" svg:x2="0.664cm" svg:y2="8.609cm">
          <text:p/>
        </draw:line>
        <draw:custom-shape draw:style-name="gr2" draw:text-style-name="P2" draw:layer="layout" svg:width="0.599cm" svg:height="0.596cm" svg:x="1.549cm" svg:y="0.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599cm" svg:height="0.597cm" svg:x="2.749cm" svg:y="0.55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599cm" svg:height="0.597cm" svg:x="3.949cm" svg:y="0.55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599cm" svg:height="0.596cm" svg:x="5.149cm" svg:y="0.55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599cm" svg:height="0.596cm" svg:x="6.349cm" svg:y="0.5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2" draw:layer="layout" svg:width="0.599cm" svg:height="0.596cm" svg:x="7.549cm" svg:y="0.556cm">
          <text:p text:style-name="P2"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599cm" svg:height="0.597cm" svg:x="0.351cm" svg:y="0.55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599cm" svg:height="0.597cm" svg:x="1.55cm" svg:y="2.3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599cm" svg:height="0.597cm" svg:x="2.75cm" svg:y="2.3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599cm" svg:height="0.596cm" svg:x="3.95cm" svg:y="2.34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599cm" svg:height="0.596cm" svg:x="5.15cm" svg:y="2.34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599cm" svg:height="0.596cm" svg:x="6.35cm" svg:y="2.34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2" draw:layer="layout" svg:width="0.599cm" svg:height="0.597cm" svg:x="7.55cm" svg:y="2.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6cm" svg:height="0.597cm" svg:x="0.352cm" svg:y="2.3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599cm" svg:height="0.597cm" svg:x="1.551cm" svg:y="3.53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599cm" svg:height="0.597cm" svg:x="2.751cm" svg:y="3.53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6cm" svg:height="0.596cm" svg:x="3.951cm" svg:y="3.5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6cm" svg:height="0.596cm" svg:x="5.151cm" svg:y="3.5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6cm" svg:height="0.596cm" svg:x="6.351cm" svg:y="3.5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2" draw:layer="layout" svg:width="0.6cm" svg:height="0.597cm" svg:x="7.551cm" svg:y="3.5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6cm" svg:height="0.597cm" svg:x="0.353cm" svg:y="3.53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6cm" svg:height="0.597cm" svg:x="1.552cm" svg:y="4.73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6cm" svg:height="0.596cm" svg:x="2.752cm" svg:y="4.73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6cm" svg:height="0.596cm" svg:x="3.952cm" svg:y="4.7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6cm" svg:height="0.596cm" svg:x="5.152cm" svg:y="4.7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6cm" svg:height="0.597cm" svg:x="6.352cm" svg:y="4.7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2" draw:layer="layout" svg:width="0.6cm" svg:height="0.597cm" svg:x="7.552cm" svg:y="4.73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599cm" svg:height="0.596cm" svg:x="0.355cm" svg:y="4.73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6cm" svg:height="0.597cm" svg:x="1.553cm" svg:y="5.9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6cm" svg:height="0.596cm" svg:x="2.753cm" svg:y="5.92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6cm" svg:height="0.596cm" svg:x="3.953cm" svg:y="5.92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599cm" svg:height="0.597cm" svg:x="5.154cm" svg:y="5.9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599cm" svg:height="0.597cm" svg:x="6.354cm" svg:y="5.93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2" draw:layer="layout" svg:width="0.599cm" svg:height="0.597cm" svg:x="7.554cm" svg:y="5.93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599cm" svg:height="0.596cm" svg:x="0.356cm" svg:y="5.92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599cm" svg:height="0.596cm" svg:x="1.555cm" svg:y="7.12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599cm" svg:height="0.596cm" svg:x="2.755cm" svg:y="7.12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599cm" svg:height="0.596cm" svg:x="3.955cm" svg:y="7.12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599cm" svg:height="0.597cm" svg:x="5.155cm" svg:y="7.1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599cm" svg:height="0.597cm" svg:x="6.355cm" svg:y="7.1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2" draw:layer="layout" svg:width="0.599cm" svg:height="0.596cm" svg:x="7.555cm" svg:y="7.1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599cm" svg:height="0.596cm" svg:x="0.357cm" svg:y="7.12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599cm" svg:height="0.596cm" svg:x="1.556cm" svg:y="8.3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599cm" svg:height="0.596cm" svg:x="2.756cm" svg:y="8.3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599cm" svg:height="0.597cm" svg:x="3.956cm" svg:y="8.31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599cm" svg:height="0.597cm" svg:x="5.156cm" svg:y="8.31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599cm" svg:height="0.597cm" svg:x="6.356cm" svg:y="8.31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2" draw:layer="layout" svg:width="0.599cm" svg:height="0.596cm" svg:x="7.556cm" svg:y="8.32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6cm" svg:height="0.596cm" svg:x="0.358cm" svg:y="8.3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6" draw:text-style-name="P2" draw:layer="layout" svg:x1="0.474cm" svg:y1="9.19cm" svg:x2="7.902cm" svg:y2="9.2cm">
          <text:p/>
        </draw:line>
        <draw:frame draw:style-name="gr7" draw:text-style-name="P4" draw:layer="layout" svg:width="1.389cm" svg:height="1.386cm" svg:x="3.769cm" svg:y="9.008cm">
          <draw:text-box>
            <text:p text:style-name="P3">L’</text:p>
          </draw:text-box>
        </draw:frame>
        <draw:line draw:style-name="gr6" draw:text-style-name="P2" draw:layer="layout" svg:x1="8.884cm" svg:y1="2.225cm" svg:x2="8.884cm" svg:y2="9.2cm">
          <text:p/>
        </draw:line>
        <draw:frame draw:style-name="gr8" draw:text-style-name="P4" draw:layer="layout" svg:width="1.982cm" svg:height="2.584cm" svg:x="8.742cm" svg:y="4.47cm">
          <draw:text-box>
            <text:p>L-1</text:p>
          </draw:text-box>
        </draw:frame>
        <draw:frame draw:style-name="gr9" draw:text-style-name="P4" draw:layer="layout" svg:width="1.007cm" svg:height="1.162cm" svg:x="3.825cm" svg:y="1.202cm">
          <draw:text-box>
            <text:p>+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.006cm" fo:margin-left="0.012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5-07T21:05:50.495648135</meta:creation-date>
    <dc:date>2020-05-07T21:20:27.660950818</dc:date>
    <meta:editing-duration>PT14M37S</meta:editing-duration>
    <meta:editing-cycles>3</meta:editing-cycles>
    <meta:generator>LibreOffice/6.3.5.2$Linux_X86_64 LibreOffice_project/30$Build-2</meta:generator>
    <meta:document-statistic meta:object-count="68"/>
  </office:meta>
</office:document-meta>
</file>